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 style:list-style-name="L3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P8" style:family="paragraph" style:parent-style-name="Standard" style:list-style-name="L3">
      <style:text-properties style:text-underline-style="none"/>
    </style:style>
    <style:style style:name="P9" style:family="paragraph" style:parent-style-name="Standard" style:list-style-name="L5">
      <style:text-properties style:text-underline-style="none" fo:font-weight="bold" style:font-weight-asian="bold" style:font-weight-complex="bold"/>
    </style:style>
    <style:style style:name="P10" style:family="paragraph" style:parent-style-name="Standard" style:list-style-name="L5">
      <style:text-properties style:text-underline-style="none" fo:font-weight="normal" style:font-weight-asian="normal" style:font-weight-complex="normal"/>
    </style:style>
    <style:style style:name="P11" style:family="paragraph" style:parent-style-name="Standard" style:list-style-name="L4"/>
    <style:style style:name="P12" style:family="paragraph" style:parent-style-name="Standard" style:list-style-name="L4">
      <style:text-properties fo:font-weight="bold" style:font-weight-asian="bold" style:font-weight-complex="bold"/>
    </style:style>
    <style:style style:name="P13" style:family="paragraph" style:parent-style-name="Standard" style:list-style-name="L4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 style:list-style-name="L5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EATURES</text:p>
      <text:p text:style-name="P4"/>
      <text:p text:style-name="P3">ORC (195)</text:p>
      <text:p text:style-name="Standard"/>
      <text:list xml:id="list1130765773839128014" text:style-name="L1">
        <text:list-item>
          <text:p text:style-name="P5"><text:span text:style-name="T3">Adrenaline Rush</text:span>: You may take the Dash Action as a Bonus Action. When you do, gain Temp HP = Prof. Bn. Uses = Prof. Bn. Regain all uses after Short or Long Rest.</text:p>
        </text:list-item>
        <text:list-item>
          <text:p text:style-name="P5"><text:span text:style-name="T3">Darkvision</text:span>: Range 120 ft.</text:p>
        </text:list-item>
        <text:list-item>
          <text:p text:style-name="P5"><text:span text:style-name="T3">Relentless Endurance</text:span>: If reduced to 0HP and not killed outright, may reduce to 1HP instead. One use per Long Rest.</text:p>
        </text:list-item>
      </text:list>
      <text:p text:style-name="Standard"/>
      <text:p text:style-name="P3">SOLDIER (185)</text:p>
      <text:p text:style-name="Standard"/>
      <text:list xml:id="list1047236729338107182" text:style-name="L2">
        <text:list-item>
          <text:p text:style-name="P6">Savage Attacker (201): <text:span text:style-name="T7">Once per turn when you hit a target with a weapon, you can roll the weapon's damage dice twice and use either roll.</text:span></text:p>
        </text:list-item>
      </text:list>
      <text:p text:style-name="P2"/>
      <text:p text:style-name="P3">BARBARIAN (51)</text:p>
      <text:p text:style-name="Standard"/>
      <text:p text:style-name="P1">Level 1 (51)</text:p>
      <text:p text:style-name="P1"/>
      <text:list xml:id="list8074292114934974346" text:style-name="L3">
        <text:list-item>
          <text:p text:style-name="P7">Rage</text:p>
          <text:list>
            <text:list-item>
              <text:p text:style-name="P8"><text:span text:style-name="T1">Uses</text:span> = 2 (increases with Level)</text:p>
              <text:list>
                <text:list-item>
                  <text:p text:style-name="P8"><text:span text:style-name="T6">Bonus Action</text:span> if not wearing Heavy Armor</text:p>
                </text:list-item>
                <text:list-item>
                  <text:p text:style-name="P8"><text:span text:style-name="T1">Regain</text:span><text:span text:style-name="T4">:</text:span> 1/All per Short/Long Rest</text:p>
                </text:list-item>
              </text:list>
            </text:list-item>
            <text:list-item>
              <text:p text:style-name="P8"><text:span text:style-name="T1">Damage Resistance</text:span> (Halved Rounded Down): Bludgeoning, Piercing, Slashing</text:p>
            </text:list-item>
            <text:list-item>
              <text:p text:style-name="P8"><text:span text:style-name="T1">Rage Damage</text:span>: +2 Damage to Strength Attacks (increases with Level)</text:p>
            </text:list-item>
            <text:list-item>
              <text:p text:style-name="P8"><text:span text:style-name="T1">Strength Advantage</text:span>: Adv. on Str. Checks and Savings</text:p>
            </text:list-item>
            <text:list-item>
              <text:p text:style-name="P8"><text:s/>No Concentration or Spells</text:p>
            </text:list-item>
            <text:list-item>
              <text:p text:style-name="P8"><text:span text:style-name="T1">Duration</text:span>: Until end of next turn, don Heavy Armor, or Incapacitated</text:p>
              <text:list>
                <text:list-item>
                  <text:p text:style-name="P8">If active @ next turn, extend with:</text:p>
                  <text:list>
                    <text:list-item>
                      <text:p text:style-name="P8">Attack roll against an enemy</text:p>
                    </text:list-item>
                    <text:list-item>
                      <text:p text:style-name="P8">Force enemy Saving Throw</text:p>
                    </text:list-item>
                    <text:list-item>
                      <text:p text:style-name="P8">Bonus Action: Extend Rag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">Unarmored Defense</text:p>
          <text:list>
            <text:list-item>
              <text:p text:style-name="P8">When not wearing Armor, HP = 10 + Dex. + Con.</text:p>
            </text:list-item>
          </text:list>
        </text:list-item>
        <text:list-item>
          <text:p text:style-name="P7">Weapon Mastery</text:p>
          <text:list>
            <text:list-item>
              <text:p text:style-name="P8">Greataxe, Handaxe</text:p>
            </text:list-item>
          </text:list>
        </text:list-item>
      </text:list>
      <text:p text:style-name="Standard"/>
      <text:p text:style-name="P3">FIGHTER (91)</text:p>
      <text:p text:style-name="Standard"/>
      <text:p text:style-name="P1">Level 1 (91)</text:p>
      <text:p text:style-name="P1"/>
      <text:list xml:id="list8812206336573627874" text:style-name="L4">
        <text:list-item>
          <text:p text:style-name="P12">Fighting Style</text:p>
          <text:list>
            <text:list-item>
              <text:p text:style-name="P11">Great Weapon Fighting (209): When attacking two-handed with a melee weapon (Two-Handed or Versatile), damage rolls of 1 and 2 may be changed to 3.</text:p>
            </text:list-item>
          </text:list>
        </text:list-item>
        <text:list-item>
          <text:p text:style-name="P12">Second Wind</text:p>
          <text:list>
            <text:list-item>
              <text:p text:style-name="P12"><text:span text:style-name="T2">Bonus Action</text:span><text:span text:style-name="T7">: Heal 1d10 + Fighter Level</text:span></text:p>
              <text:list>
                <text:list-item>
                  <text:p text:style-name="P13"><text:soft-page-break/><text:span text:style-name="T7">Uses = </text:span><text:span text:style-name="T5">2 (Increases with Level)</text:span></text:p>
                </text:list-item>
                <text:list-item>
                  <text:p text:style-name="P13"><text:span text:style-name="T7">Regain</text:span><text:span text:style-name="T5">: 1/All per Short/Long Rest</text:span></text:p>
                </text:list-item>
              </text:list>
            </text:list-item>
          </text:list>
        </text:list-item>
        <text:list-item>
          <text:p text:style-name="P12">Weapon Mastery</text:p>
          <text:list>
            <text:list-item>
              <text:p text:style-name="P11">Battleaxe, Scimitar, Whip</text:p>
            </text:list-item>
          </text:list>
        </text:list-item>
      </text:list>
      <text:p text:style-name="Standard"/>
      <text:p text:style-name="P1">Level 2 (91)</text:p>
      <text:p text:style-name="P1"/>
      <text:list xml:id="list5013108675394866463" text:style-name="L5">
        <text:list-item>
          <text:p text:style-name="P9">Action Surge</text:p>
          <text:list>
            <text:list-item>
              <text:p text:style-name="P10">On your turn, take one additional action, except the Magic Action</text:p>
            </text:list-item>
            <text:list-item>
              <text:p text:style-name="P14"><text:span text:style-name="T7">Uses</text:span><text:span text:style-name="T5"> = Once per Short/Long Rest</text:span></text:p>
            </text:list-item>
          </text:list>
        </text:list-item>
        <text:list-item>
          <text:p text:style-name="P9">Tactical Mind</text:p>
          <text:list>
            <text:list-item>
              <text:p text:style-name="P10">When you fail an ability check, expend a Second Wind to add 1d10 to the ability check (if you still fail, Second Wind isn't spent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ul Paroczai</meta:initial-creator>
    <meta:creation-date>2025-06-23T18:50:57.90</meta:creation-date>
    <meta:generator>OpenOffice/4.1.15$Win32 OpenOffice.org_project/4115m2$Build-9813</meta:generator>
    <dc:date>2025-07-21T12:21:13.14</dc:date>
    <dc:creator>Paul Paroczai</dc:creator>
    <meta:editing-duration>PT46M57S</meta:editing-duration>
    <meta:editing-cycles>5</meta:editing-cycles>
    <meta:document-statistic meta:table-count="0" meta:image-count="0" meta:object-count="0" meta:page-count="2" meta:paragraph-count="42" meta:word-count="330" meta:character-count="1722"/>
  </office:meta>
</office:document-meta>
</file>